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E0000005EB758AA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textarea-horizontal-align="justify" draw:textarea-vertical-align="middle" draw:auto-grow-height="false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justify" draw:textarea-vertical-align="middle" draw:auto-grow-height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73" draw:style-name="gr2" draw:text-style-name="P3" svg:width="16.378cm" svg:height="1.641cm" svg:x="0.266cm" svg:y="13.952cm"><text:p/></draw:rect><draw:rect text:anchor-type="paragraph" draw:z-index="1" draw:style-name="gr2" draw:text-style-name="P3" svg:width="17.278cm" svg:height="11.748cm" svg:x="-0.395cm" svg:y="0.855cm"><text:p/></draw:rect><draw:rect text:anchor-type="paragraph" draw:z-index="2" draw:style-name="gr2" draw:text-style-name="P3" svg:width="16.378cm" svg:height="1.641cm" svg:x="0.187cm" svg:y="1.385cm"><text:p/></draw:rect><draw:rect text:anchor-type="paragraph" draw:z-index="3" draw:style-name="gr2" draw:text-style-name="P3" svg:width="7.277cm" svg:height="5.875cm" svg:x="4.897cm" svg:y="3.395cm"><text:p/></draw:rect><draw:custom-shape text:anchor-type="paragraph" draw:z-index="5" draw:style-name="gr3" svg:width="0.583cm" svg:height="0.874cm" svg:x="1.192cm" svg:y="3.73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6" draw:style-name="gr3" svg:width="0.583cm" svg:height="0.874cm" svg:x="1.219cm" svg:y="4.983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7" draw:style-name="gr3" svg:width="0.689cm" svg:height="0.821cm" svg:x="1.245cm" svg:y="6.412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8" draw:style-name="gr4" draw:text-style-name="P3" svg:width="1.694cm" svg:height="0.662cm" svg:x="2.171cm" svg:y="6.57cm"><text:p text:style-name="P3">DB1</text:p></draw:rect><draw:rect text:anchor-type="paragraph" draw:z-index="9" draw:style-name="gr4" draw:text-style-name="P3" svg:width="1.694cm" svg:height="0.662cm" svg:x="2.251cm" svg:y="3.872cm"><text:p text:style-name="P3">DB1</text:p></draw:rect><draw:rect text:anchor-type="paragraph" draw:z-index="10" draw:style-name="gr4" draw:text-style-name="P3" svg:width="1.694cm" svg:height="0.662cm" svg:x="2.198cm" svg:y="5.062cm"><text:p text:style-name="P3">DB1</text:p></draw:rect><draw:rect text:anchor-type="paragraph" draw:z-index="4" draw:style-name="gr2" draw:text-style-name="P3" svg:width="4.075cm" svg:height="8.838cm" svg:x="0.399cm" svg:y="3.395cm"><text:p/></draw:rect><draw:rect text:anchor-type="paragraph" draw:z-index="11" draw:style-name="gr2" draw:text-style-name="P3" svg:width="2.329cm" svg:height="4.022cm" svg:x="1.88cm" svg:y="7.444cm"><text:p/></draw:rect><draw:custom-shape text:anchor-type="paragraph" draw:z-index="12" draw:style-name="gr5" svg:width="1.456cm" svg:height="0.662cm" svg:x="2.198cm" svg:y="7.602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3" draw:style-name="gr5" svg:width="1.615cm" svg:height="0.9cm" svg:x="2.198cm" svg:y="8.264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4" draw:style-name="gr3" svg:width="1.509cm" svg:height="0.874cm" svg:x="2.198cm" svg:y="9.163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5" draw:style-name="gr3" svg:width="1.535cm" svg:height="0.953cm" svg:x="2.277cm" svg:y="10.30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6" draw:style-name="gr6" draw:text-style-name="P3" svg:width="0.503cm" svg:height="2.885cm" svg:x="1.378cm" svg:y="7.364cm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17" draw:style-name="gr2" draw:text-style-name="P3" svg:width="4.155cm" svg:height="5.742cm" svg:x="12.464cm" svg:y="3.343cm"><text:p/></draw:rect><draw:rect text:anchor-type="paragraph" draw:z-index="18" draw:style-name="gr4" draw:text-style-name="P3" svg:width="1.456cm" svg:height="0.742cm" svg:x="12.622cm" svg:y="4.189cm"><text:p text:style-name="P3">json</text:p></draw:rect><draw:rect text:anchor-type="paragraph" draw:z-index="19" draw:style-name="gr4" draw:text-style-name="P3" svg:width="1.509cm" svg:height="0.768cm" svg:x="14.263cm" svg:y="4.163cm"><text:p text:style-name="P3">tree</text:p></draw:rect><draw:rect text:anchor-type="paragraph" draw:z-index="20" draw:style-name="gr4" draw:text-style-name="P3" svg:width="2.885cm" svg:height="0.556cm" svg:x="12.622cm" svg:y="3.475cm"><text:p text:style-name="P3">outline</text:p></draw:rect><draw:rect text:anchor-type="paragraph" draw:z-index="21" draw:style-name="gr4" draw:text-style-name="P3" svg:width="11.087cm" svg:height="2.858cm" svg:x="4.949cm" svg:y="9.454cm"><text:p text:style-name="P3">执行结果</text:p></draw:rect><draw:rect text:anchor-type="paragraph" draw:z-index="22" draw:style-name="gr4" draw:text-style-name="P4" svg:width="11.087cm" svg:height="0.477cm" svg:x="4.949cm" svg:y="9.454cm"><text:p/></draw:rect><draw:rect text:anchor-type="paragraph" draw:z-index="23" draw:style-name="gr4" draw:text-style-name="P3" svg:width="2.012cm" svg:height="0.477cm" svg:x="4.949cm" svg:y="9.454cm"><text:p text:style-name="P3">控制台</text:p></draw:rect><draw:rect text:anchor-type="paragraph" draw:z-index="24" draw:style-name="gr4" draw:text-style-name="P3" svg:width="0.847cm" svg:height="0.477cm" svg:x="15.189cm" svg:y="9.454cm"><text:p text:style-name="P3">清空</text:p></draw:rect><draw:rect text:anchor-type="paragraph" draw:z-index="25" draw:style-name="gr4" draw:text-style-name="P3" svg:width="11.087cm" svg:height="0.556cm" svg:x="4.949cm" svg:y="11.545cm"><text:p text:style-name="P3">命令行执行</text:p></draw:rect><draw:rect text:anchor-type="paragraph" draw:z-index="26" draw:style-name="gr2" draw:text-style-name="P3" svg:width="7.277cm" svg:height="0.662cm" svg:x="4.897cm" svg:y="8.608cm"><text:p/></draw:rect><draw:rect text:anchor-type="paragraph" draw:z-index="27" draw:style-name="gr4" draw:text-style-name="P3" svg:width="1.43cm" svg:height="0.662cm" svg:x="4.897cm" svg:y="8.608cm"><text:p text:style-name="P3">上一页</text:p></draw:rect><draw:rect text:anchor-type="paragraph" draw:z-index="28" draw:style-name="gr4" draw:text-style-name="P3" svg:width="1.218cm" svg:height="0.662cm" svg:x="6.325cm" svg:y="8.608cm"><text:p text:style-name="P3">第N页</text:p></draw:rect><draw:rect text:anchor-type="paragraph" draw:z-index="29" draw:style-name="gr4" draw:text-style-name="P3" svg:width="1.456cm" svg:height="0.662cm" svg:x="7.542cm" svg:y="8.608cm"><text:p text:style-name="P3">下一页</text:p></draw:rect><draw:rect text:anchor-type="paragraph" draw:z-index="30" draw:style-name="gr2" draw:text-style-name="P3" svg:width="7.277cm" svg:height="0.689cm" svg:x="4.897cm" svg:y="3.607cm"><text:p/></draw:rect><draw:rect text:anchor-type="paragraph" draw:z-index="31" draw:style-name="gr4" draw:text-style-name="P3" svg:width="2.117cm" svg:height="0.689cm" svg:x="4.897cm" svg:y="3.607cm"><text:p text:style-name="P3">字段1</text:p></draw:rect><draw:rect text:anchor-type="paragraph" draw:z-index="32" draw:style-name="gr4" draw:text-style-name="P3" svg:width="2.117cm" svg:height="0.689cm" svg:x="7.013cm" svg:y="3.607cm"><text:p text:style-name="P3">字段2</text:p></draw:rect><draw:rect text:anchor-type="paragraph" draw:z-index="33" draw:style-name="gr4" draw:text-style-name="P3" svg:width="2.117cm" svg:height="0.689cm" svg:x="9.13cm" svg:y="3.607cm"><text:p text:style-name="P3">字段3</text:p></draw:rect><draw:rect text:anchor-type="paragraph" draw:z-index="34" draw:style-name="gr2" draw:text-style-name="P3" svg:width="0.477cm" svg:height="0.556cm" svg:x="6.537cm" svg:y="3.739cm"><text:p/></draw:rect><draw:custom-shape text:anchor-type="paragraph" draw:z-index="35" draw:style-name="gr5" svg:width="1.377cm" svg:height="2.276cm" svg:x="6.14cm" svg:y="4.11cm"><text:p>升序</text:p><text:p>降需</text:p><text:p>清除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rect text:anchor-type="paragraph" draw:z-index="36" draw:style-name="gr2" draw:text-style-name="P3" svg:width="17.278cm" svg:height="11.748cm" svg:x="-0.316cm" svg:y="13.423cm"><text:p/></draw:rect><draw:rect text:anchor-type="paragraph" draw:z-index="37" draw:style-name="gr2" draw:text-style-name="P3" svg:width="16.378cm" svg:height="1.641cm" svg:x="0.266cm" svg:y="13.952cm"><text:p/></draw:rect><draw:rect text:anchor-type="paragraph" draw:z-index="38" draw:style-name="gr2" draw:text-style-name="P3" svg:width="7.277cm" svg:height="5.875cm" svg:x="4.976cm" svg:y="15.963cm"><text:p/></draw:rect><draw:rect text:anchor-type="paragraph" draw:z-index="39" draw:style-name="gr2" draw:text-style-name="P3" svg:width="4.075cm" svg:height="8.838cm" svg:x="0.478cm" svg:y="15.963cm"><text:p/></draw:rect><draw:custom-shape text:anchor-type="paragraph" draw:z-index="40" draw:style-name="gr3" svg:width="0.583cm" svg:height="0.874cm" svg:x="1.272cm" svg:y="16.307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1" draw:style-name="gr3" svg:width="0.583cm" svg:height="0.874cm" svg:x="1.298cm" svg:y="17.55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42" draw:style-name="gr3" svg:width="0.689cm" svg:height="0.821cm" svg:x="1.325cm" svg:y="18.97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43" draw:style-name="gr4" draw:text-style-name="P3" svg:width="1.694cm" svg:height="0.662cm" svg:x="2.251cm" svg:y="19.138cm"><text:p text:style-name="P3">DB1</text:p></draw:rect><draw:rect text:anchor-type="paragraph" draw:z-index="44" draw:style-name="gr4" draw:text-style-name="P3" svg:width="1.694cm" svg:height="0.662cm" svg:x="2.33cm" svg:y="16.439cm"><text:p text:style-name="P3">DB1</text:p></draw:rect><draw:rect text:anchor-type="paragraph" draw:z-index="45" draw:style-name="gr4" draw:text-style-name="P3" svg:width="1.694cm" svg:height="0.662cm" svg:x="2.277cm" svg:y="17.63cm"><text:p text:style-name="P3">DB1</text:p></draw:rect><draw:custom-shape text:anchor-type="paragraph" draw:z-index="46" draw:style-name="gr5" svg:width="1.853cm" svg:height="1.059cm" svg:x="0.848cm" svg:y="14.19cm"><text:p>新建链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rect text:anchor-type="paragraph" draw:z-index="47" draw:style-name="gr2" draw:text-style-name="P3" svg:width="2.329cm" svg:height="4.022cm" svg:x="1.96cm" svg:y="20.011cm"><text:p/></draw:rect><draw:custom-shape text:anchor-type="paragraph" draw:z-index="48" draw:style-name="gr5" svg:width="1.456cm" svg:height="0.662cm" svg:x="2.277cm" svg:y="20.17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49" draw:style-name="gr5" svg:width="1.615cm" svg:height="0.9cm" svg:x="2.277cm" svg:y="20.832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0" draw:style-name="gr3" svg:width="1.509cm" svg:height="0.874cm" svg:x="2.277cm" svg:y="21.73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1" draw:style-name="gr3" svg:width="1.535cm" svg:height="0.953cm" svg:x="2.357cm" svg:y="22.86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2" draw:style-name="gr6" draw:text-style-name="P3" svg:width="0.503cm" svg:height="2.885cm" svg:x="1.457cm" svg:y="19.932cm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53" draw:style-name="gr2" draw:text-style-name="P3" svg:width="4.155cm" svg:height="5.742cm" svg:x="12.543cm" svg:y="15.91cm"><text:p/></draw:rect><draw:rect text:anchor-type="paragraph" draw:z-index="54" draw:style-name="gr4" draw:text-style-name="P3" svg:width="1.456cm" svg:height="0.742cm" svg:x="12.702cm" svg:y="16.757cm"><text:p text:style-name="P3">json</text:p></draw:rect><draw:rect text:anchor-type="paragraph" draw:z-index="55" draw:style-name="gr4" draw:text-style-name="P3" svg:width="1.509cm" svg:height="0.768cm" svg:x="14.342cm" svg:y="16.73cm"><text:p text:style-name="P3">tree</text:p></draw:rect><draw:rect text:anchor-type="paragraph" draw:z-index="56" draw:style-name="gr4" draw:text-style-name="P3" svg:width="2.885cm" svg:height="0.556cm" svg:x="12.702cm" svg:y="16.043cm"><text:p text:style-name="P3">outline</text:p></draw:rect><draw:rect text:anchor-type="paragraph" draw:z-index="57" draw:style-name="gr4" draw:text-style-name="P3" svg:width="11.087cm" svg:height="2.858cm" svg:x="5.029cm" svg:y="22.022cm"><text:p text:style-name="P3">执行结果</text:p></draw:rect><draw:rect text:anchor-type="paragraph" draw:z-index="58" draw:style-name="gr4" draw:text-style-name="P4" svg:width="11.087cm" svg:height="0.477cm" svg:x="5.029cm" svg:y="22.022cm"><text:p/></draw:rect><draw:rect text:anchor-type="paragraph" draw:z-index="59" draw:style-name="gr4" draw:text-style-name="P3" svg:width="2.012cm" svg:height="0.477cm" svg:x="5.029cm" svg:y="22.022cm"><text:p text:style-name="P3">控制台</text:p></draw:rect><draw:rect text:anchor-type="paragraph" draw:z-index="60" draw:style-name="gr4" draw:text-style-name="P3" svg:width="0.847cm" svg:height="0.477cm" svg:x="15.268cm" svg:y="22.022cm"><text:p text:style-name="P3">清空</text:p></draw:rect><draw:rect text:anchor-type="paragraph" draw:z-index="61" draw:style-name="gr4" draw:text-style-name="P3" svg:width="11.087cm" svg:height="0.556cm" svg:x="5.029cm" svg:y="24.112cm"><text:p text:style-name="P3">命令行执行</text:p></draw:rect><draw:rect text:anchor-type="paragraph" draw:z-index="62" draw:style-name="gr2" draw:text-style-name="P3" svg:width="7.277cm" svg:height="0.662cm" svg:x="4.976cm" svg:y="21.175cm"><text:p/></draw:rect><draw:rect text:anchor-type="paragraph" draw:z-index="63" draw:style-name="gr4" draw:text-style-name="P3" svg:width="1.43cm" svg:height="0.662cm" svg:x="4.976cm" svg:y="21.175cm"><text:p text:style-name="P3">上一页</text:p></draw:rect><draw:rect text:anchor-type="paragraph" draw:z-index="64" draw:style-name="gr4" draw:text-style-name="P3" svg:width="1.218cm" svg:height="0.662cm" svg:x="6.405cm" svg:y="21.175cm"><text:p text:style-name="P3">第N页</text:p></draw:rect><draw:rect text:anchor-type="paragraph" draw:z-index="65" draw:style-name="gr4" draw:text-style-name="P3" svg:width="1.456cm" svg:height="0.662cm" svg:x="7.622cm" svg:y="21.175cm"><text:p text:style-name="P3">下一页</text:p></draw:rect><draw:rect text:anchor-type="paragraph" draw:z-index="66" draw:style-name="gr2" draw:text-style-name="P3" svg:width="7.277cm" svg:height="0.689cm" svg:x="4.976cm" svg:y="16.175cm"><text:p/></draw:rect><draw:rect text:anchor-type="paragraph" draw:z-index="67" draw:style-name="gr4" draw:text-style-name="P3" svg:width="2.117cm" svg:height="0.689cm" svg:x="4.976cm" svg:y="16.175cm"><text:p text:style-name="P3">字段1</text:p></draw:rect><draw:rect text:anchor-type="paragraph" draw:z-index="68" draw:style-name="gr4" draw:text-style-name="P3" svg:width="2.117cm" svg:height="0.689cm" svg:x="7.093cm" svg:y="16.175cm"><text:p text:style-name="P3">字段2</text:p></draw:rect><draw:rect text:anchor-type="paragraph" draw:z-index="69" draw:style-name="gr4" draw:text-style-name="P3" svg:width="2.117cm" svg:height="0.689cm" svg:x="9.209cm" svg:y="16.175cm"><text:p text:style-name="P3">字段3</text:p></draw:rect><draw:rect text:anchor-type="paragraph" draw:z-index="70" draw:style-name="gr2" draw:text-style-name="P3" svg:width="0.477cm" svg:height="0.556cm" svg:x="6.616cm" svg:y="16.307cm"><text:p/></draw:rect><draw:custom-shape text:anchor-type="paragraph" draw:z-index="71" draw:style-name="gr5" svg:width="1.377cm" svg:height="2.276cm" svg:x="6.219cm" svg:y="16.678cm"><text:p>升序</text:p><text:p>降需</text:p><text:p>清除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rect text:anchor-type="paragraph" draw:z-index="72" draw:style-name="gr2" draw:text-style-name="P3" svg:width="17.278cm" svg:height="11.748cm" svg:x="-0.316cm" svg:y="13.423cm"><text:p/></draw:rect><draw:rect text:anchor-type="paragraph" draw:z-index="74" draw:style-name="gr2" draw:text-style-name="P3" svg:width="4.075cm" svg:height="8.838cm" svg:x="0.478cm" svg:y="15.963cm"><text:p/></draw:rect><draw:custom-shape text:anchor-type="paragraph" draw:z-index="75" draw:style-name="gr3" svg:width="0.583cm" svg:height="0.874cm" svg:x="1.272cm" svg:y="16.307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76" draw:style-name="gr3" svg:width="0.583cm" svg:height="0.874cm" svg:x="1.298cm" svg:y="17.55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77" draw:style-name="gr3" svg:width="0.689cm" svg:height="0.821cm" svg:x="1.325cm" svg:y="18.97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78" draw:style-name="gr4" draw:text-style-name="P3" svg:width="1.694cm" svg:height="0.662cm" svg:x="2.251cm" svg:y="19.138cm"><text:p text:style-name="P3">DB1</text:p></draw:rect><draw:rect text:anchor-type="paragraph" draw:z-index="79" draw:style-name="gr4" draw:text-style-name="P3" svg:width="1.694cm" svg:height="0.662cm" svg:x="2.33cm" svg:y="16.439cm"><text:p text:style-name="P3">DB1</text:p></draw:rect><draw:rect text:anchor-type="paragraph" draw:z-index="80" draw:style-name="gr4" draw:text-style-name="P3" svg:width="1.694cm" svg:height="0.662cm" svg:x="2.277cm" svg:y="17.63cm"><text:p text:style-name="P3">DB1</text:p></draw:rect><draw:rect text:anchor-type="paragraph" draw:z-index="81" draw:style-name="gr2" draw:text-style-name="P3" svg:width="2.329cm" svg:height="4.022cm" svg:x="1.96cm" svg:y="20.011cm"><text:p/></draw:rect><draw:custom-shape text:anchor-type="paragraph" draw:z-index="82" draw:style-name="gr5" svg:width="1.456cm" svg:height="0.662cm" svg:x="2.277cm" svg:y="20.17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3" draw:style-name="gr5" svg:width="1.615cm" svg:height="0.9cm" svg:x="2.277cm" svg:y="20.832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4" draw:style-name="gr3" svg:width="1.509cm" svg:height="0.874cm" svg:x="2.277cm" svg:y="21.731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5" draw:style-name="gr3" svg:width="1.535cm" svg:height="0.953cm" svg:x="2.357cm" svg:y="22.86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86" draw:style-name="gr6" draw:text-style-name="P3" svg:width="0.503cm" svg:height="2.885cm" svg:x="1.457cm" svg:y="19.932cm"><text:p/><draw:enhanced-geometry svg:viewBox="0 0 841 854" draw:mirror-horizontal="false" draw:mirror-vertical="false" draw:type="non-primitive" draw:enhanced-path="M 517 247 L 517 415 264 415 264 0 0 0 0 680 517 680 517 854 841 547 517 247 Z N"/></draw:custom-shape><draw:rect text:anchor-type="paragraph" draw:z-index="87" draw:style-name="gr4" draw:text-style-name="P3" svg:width="11.087cm" svg:height="2.858cm" svg:x="5.029cm" svg:y="22.022cm"><text:p text:style-name="P3">执行结果</text:p></draw:rect><draw:rect text:anchor-type="paragraph" draw:z-index="88" draw:style-name="gr4" draw:text-style-name="P4" svg:width="11.087cm" svg:height="0.477cm" svg:x="5.029cm" svg:y="22.022cm"><text:p/></draw:rect><draw:rect text:anchor-type="paragraph" draw:z-index="89" draw:style-name="gr4" draw:text-style-name="P3" svg:width="2.012cm" svg:height="0.477cm" svg:x="5.029cm" svg:y="22.022cm"><text:p text:style-name="P3">控制台</text:p></draw:rect><draw:rect text:anchor-type="paragraph" draw:z-index="90" draw:style-name="gr4" draw:text-style-name="P3" svg:width="0.847cm" svg:height="0.477cm" svg:x="15.268cm" svg:y="22.022cm"><text:p text:style-name="P3">清空</text:p></draw:rect><draw:rect text:anchor-type="paragraph" draw:z-index="91" draw:style-name="gr4" draw:text-style-name="P3" svg:width="11.087cm" svg:height="0.556cm" svg:x="5.029cm" svg:y="24.112cm"><text:p text:style-name="P3">命令行执行</text:p></draw:rect><text:tab/></text:p>
      <text:p text:style-name="Standard"/>
      <text:p text:style-name="Standard"/>
      <text:p text:style-name="Standard"><draw:custom-shape text:anchor-type="paragraph" draw:z-index="150" draw:style-name="gr5" svg:width="4.269cm" svg:height="1.138cm" svg:x="1.131cm" svg:y="0.226cm"><text:p>大致的布局数据操作结构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92" draw:style-name="gr2" draw:text-style-name="P3" svg:width="11.113cm" svg:height="5.61cm" svg:x="4.976cm" svg:y="1.438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57" draw:style-name="gr4" draw:text-style-name="P3" svg:width="3.07cm" svg:height="1.006cm" svg:x="8.927cm" svg:y="17.186cm"><text:p text:style-name="P3">端口</text:p></draw:rect><draw:rect text:anchor-type="paragraph" draw:z-index="156" draw:style-name="gr4" draw:text-style-name="P3" svg:width="3.07cm" svg:height="0.953cm" svg:x="0.937cm" svg:y="17.291cm"><text:p text:style-name="P3">主机地址</text:p></draw:rect><draw:rect text:anchor-type="paragraph" draw:z-index="155" draw:style-name="gr4" draw:text-style-name="P3" svg:width="3.123cm" svg:height="0.98cm" svg:x="0.857cm" svg:y="16.048cm"><text:p text:style-name="P3">连接名称</text:p></draw:rect><draw:rect text:anchor-type="paragraph" draw:z-index="154" draw:style-name="gr2" draw:text-style-name="P3" svg:width="16.273cm" svg:height="7.092cm" svg:x="0.302cm" svg:y="15.333cm"><text:p/></draw:rect><draw:custom-shape text:anchor-type="paragraph" draw:z-index="153" draw:style-name="gr5" svg:width="2.303cm" svg:height="1.535cm" svg:x="0.302cm" svg:y="13.746cm"><text:p>新建连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rect text:anchor-type="paragraph" draw:z-index="152" draw:style-name="gr2" draw:text-style-name="P3" svg:width="16.643cm" svg:height="1.588cm" svg:x="-0.122cm" svg:y="13.746cm"><text:p/></draw:rect><draw:rect text:anchor-type="paragraph" draw:z-index="151" draw:style-name="gr2" draw:text-style-name="P3" svg:width="17.701cm" svg:height="12.039cm" svg:x="-0.466cm" svg:y="13.349cm"><text:p/></draw:rect><draw:custom-shape text:anchor-type="paragraph" draw:z-index="0" draw:style-name="gr1" draw:text-style-name="P2" svg:width="17.64cm" svg:height="8.82cm" svg:x="-0.466cm" svg:y="10.029cm"><text:p text:style-name="P1"><text:s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draw:rect text:anchor-type="paragraph" draw:z-index="149" draw:style-name="gr2" draw:text-style-name="P3" svg:width="11.113cm" svg:height="5.61cm" svg:x="4.976cm" svg:y="2.962cm"><text:p/></draw:rect><draw:rect text:anchor-type="paragraph" draw:z-index="148" draw:style-name="gr4" draw:text-style-name="P3" svg:width="11.087cm" svg:height="0.556cm" svg:x="5.029cm" svg:y="11.111cm"><text:p text:style-name="P3">命令行执行</text:p></draw:rect><draw:rect text:anchor-type="paragraph" draw:z-index="147" draw:style-name="gr4" draw:text-style-name="P3" svg:width="0.847cm" svg:height="0.477cm" svg:x="15.268cm" svg:y="9.021cm"><text:p text:style-name="P3">清空</text:p></draw:rect><draw:rect text:anchor-type="paragraph" draw:z-index="146" draw:style-name="gr4" draw:text-style-name="P3" svg:width="2.012cm" svg:height="0.477cm" svg:x="5.029cm" svg:y="9.021cm"><text:p text:style-name="P3">控制台</text:p></draw:rect><draw:rect text:anchor-type="paragraph" draw:z-index="145" draw:style-name="gr4" draw:text-style-name="P4" svg:width="11.087cm" svg:height="0.477cm" svg:x="5.029cm" svg:y="9.021cm"><text:p/></draw:rect><draw:rect text:anchor-type="paragraph" draw:z-index="144" draw:style-name="gr4" draw:text-style-name="P3" svg:width="11.087cm" svg:height="2.858cm" svg:x="5.029cm" svg:y="9.021cm"><text:p text:style-name="P3">执行结果</text:p></draw:rect><draw:custom-shape text:anchor-type="paragraph" draw:z-index="143" draw:style-name="gr6" draw:text-style-name="P3" svg:width="0.503cm" svg:height="2.885cm" svg:x="1.457cm" svg:y="6.9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42" draw:style-name="gr3" svg:width="1.535cm" svg:height="0.953cm" svg:x="2.357cm" svg:y="9.867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41" draw:style-name="gr3" svg:width="1.509cm" svg:height="0.874cm" svg:x="2.277cm" svg:y="8.72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40" draw:style-name="gr5" svg:width="1.615cm" svg:height="0.9cm" svg:x="2.277cm" svg:y="7.83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39" draw:style-name="gr5" svg:width="1.456cm" svg:height="0.662cm" svg:x="2.277cm" svg:y="7.168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rect text:anchor-type="paragraph" draw:z-index="138" draw:style-name="gr2" draw:text-style-name="P3" svg:width="2.329cm" svg:height="4.022cm" svg:x="1.96cm" svg:y="7.01cm"><text:p/></draw:rect><draw:rect text:anchor-type="paragraph" draw:z-index="137" draw:style-name="gr4" draw:text-style-name="P3" svg:width="1.694cm" svg:height="0.662cm" svg:x="2.277cm" svg:y="4.628cm"><text:p text:style-name="P3">DB1</text:p></draw:rect><draw:rect text:anchor-type="paragraph" draw:z-index="136" draw:style-name="gr4" draw:text-style-name="P3" svg:width="1.694cm" svg:height="0.662cm" svg:x="2.33cm" svg:y="3.438cm"><text:p text:style-name="P3">DB1</text:p></draw:rect><draw:rect text:anchor-type="paragraph" draw:z-index="135" draw:style-name="gr4" draw:text-style-name="P3" svg:width="1.694cm" svg:height="0.662cm" svg:x="2.251cm" svg:y="6.137cm"><text:p text:style-name="P3">DB1</text:p></draw:rect><draw:custom-shape text:anchor-type="paragraph" draw:z-index="134" draw:style-name="gr3" svg:width="0.689cm" svg:height="0.821cm" svg:x="1.325cm" svg:y="5.978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33" draw:style-name="gr3" svg:width="0.583cm" svg:height="0.874cm" svg:x="1.298cm" svg:y="4.54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32" draw:style-name="gr3" svg:width="0.583cm" svg:height="0.874cm" svg:x="1.272cm" svg:y="3.306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131" draw:style-name="gr2" draw:text-style-name="P3" svg:width="4.075cm" svg:height="8.838cm" svg:x="0.478cm" svg:y="2.962cm"><text:p/></draw:rect><draw:rect text:anchor-type="paragraph" draw:z-index="130" draw:style-name="gr2" draw:text-style-name="P3" svg:width="16.378cm" svg:height="1.641cm" svg:x="0.266cm" svg:y="0.951cm"><text:p/></draw:rect><draw:rect text:anchor-type="paragraph" draw:z-index="129" draw:style-name="gr2" draw:text-style-name="P3" svg:width="17.278cm" svg:height="11.748cm" svg:x="-0.316cm" svg:y="0.422cm"><text:p/></draw:rect><draw:custom-shape text:anchor-type="paragraph" draw:z-index="128" draw:style-name="gr5" svg:width="1.377cm" svg:height="2.276cm" svg:x="6.219cm" svg:y="3.676cm"><text:p>升序</text:p><text:p>降需</text:p><text:p>清除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rect text:anchor-type="paragraph" draw:z-index="127" draw:style-name="gr2" draw:text-style-name="P3" svg:width="0.477cm" svg:height="0.556cm" svg:x="6.616cm" svg:y="3.306cm"><text:p/></draw:rect><draw:rect text:anchor-type="paragraph" draw:z-index="126" draw:style-name="gr4" draw:text-style-name="P3" svg:width="2.117cm" svg:height="0.689cm" svg:x="9.209cm" svg:y="3.173cm"><text:p text:style-name="P3">字段3</text:p></draw:rect><draw:rect text:anchor-type="paragraph" draw:z-index="125" draw:style-name="gr4" draw:text-style-name="P3" svg:width="2.117cm" svg:height="0.689cm" svg:x="7.093cm" svg:y="3.173cm"><text:p text:style-name="P3">字段2</text:p></draw:rect><draw:rect text:anchor-type="paragraph" draw:z-index="124" draw:style-name="gr4" draw:text-style-name="P3" svg:width="2.117cm" svg:height="0.689cm" svg:x="4.976cm" svg:y="3.173cm"><text:p text:style-name="P3">字段1</text:p></draw:rect><draw:rect text:anchor-type="paragraph" draw:z-index="123" draw:style-name="gr2" draw:text-style-name="P3" svg:width="7.277cm" svg:height="0.689cm" svg:x="4.976cm" svg:y="3.173cm"><text:p/></draw:rect><draw:rect text:anchor-type="paragraph" draw:z-index="122" draw:style-name="gr4" draw:text-style-name="P3" svg:width="1.456cm" svg:height="0.662cm" svg:x="7.622cm" svg:y="8.174cm"><text:p text:style-name="P3">下一页</text:p></draw:rect><draw:rect text:anchor-type="paragraph" draw:z-index="121" draw:style-name="gr4" draw:text-style-name="P3" svg:width="1.218cm" svg:height="0.662cm" svg:x="6.405cm" svg:y="8.174cm"><text:p text:style-name="P3">第N页</text:p></draw:rect><draw:rect text:anchor-type="paragraph" draw:z-index="120" draw:style-name="gr4" draw:text-style-name="P3" svg:width="1.43cm" svg:height="0.662cm" svg:x="4.976cm" svg:y="8.174cm"><text:p text:style-name="P3">上一页</text:p></draw:rect><draw:rect text:anchor-type="paragraph" draw:z-index="119" draw:style-name="gr2" draw:text-style-name="P3" svg:width="7.277cm" svg:height="0.662cm" svg:x="4.976cm" svg:y="8.174cm"><text:p/></draw:rect><draw:rect text:anchor-type="paragraph" draw:z-index="118" draw:style-name="gr4" draw:text-style-name="P3" svg:width="11.087cm" svg:height="0.556cm" svg:x="5.029cm" svg:y="11.111cm"><text:p text:style-name="P3">命令行执行</text:p></draw:rect><draw:rect text:anchor-type="paragraph" draw:z-index="117" draw:style-name="gr4" draw:text-style-name="P3" svg:width="0.847cm" svg:height="0.477cm" svg:x="15.268cm" svg:y="9.021cm"><text:p text:style-name="P3">清空</text:p></draw:rect><draw:rect text:anchor-type="paragraph" draw:z-index="116" draw:style-name="gr4" draw:text-style-name="P3" svg:width="2.012cm" svg:height="0.477cm" svg:x="5.029cm" svg:y="9.021cm"><text:p text:style-name="P3">控制台</text:p></draw:rect><draw:rect text:anchor-type="paragraph" draw:z-index="115" draw:style-name="gr4" draw:text-style-name="P4" svg:width="11.087cm" svg:height="0.477cm" svg:x="5.029cm" svg:y="9.021cm"><text:p/></draw:rect><draw:rect text:anchor-type="paragraph" draw:z-index="114" draw:style-name="gr4" draw:text-style-name="P3" svg:width="11.087cm" svg:height="2.858cm" svg:x="5.029cm" svg:y="9.021cm"><text:p text:style-name="P3">执行结果</text:p></draw:rect><draw:rect text:anchor-type="paragraph" draw:z-index="113" draw:style-name="gr4" draw:text-style-name="P3" svg:width="2.885cm" svg:height="0.556cm" svg:x="12.702cm" svg:y="3.041cm"><text:p text:style-name="P3">outline</text:p></draw:rect><draw:rect text:anchor-type="paragraph" draw:z-index="112" draw:style-name="gr4" draw:text-style-name="P3" svg:width="1.509cm" svg:height="0.768cm" svg:x="14.342cm" svg:y="3.729cm"><text:p text:style-name="P3">tree</text:p></draw:rect><draw:rect text:anchor-type="paragraph" draw:z-index="111" draw:style-name="gr4" draw:text-style-name="P3" svg:width="1.456cm" svg:height="0.742cm" svg:x="12.702cm" svg:y="3.755cm"><text:p text:style-name="P3">json</text:p></draw:rect><draw:rect text:anchor-type="paragraph" draw:z-index="110" draw:style-name="gr2" draw:text-style-name="P3" svg:width="4.155cm" svg:height="5.742cm" svg:x="12.543cm" svg:y="2.909cm"><text:p/></draw:rect><draw:custom-shape text:anchor-type="paragraph" draw:z-index="109" draw:style-name="gr6" draw:text-style-name="P3" svg:width="0.503cm" svg:height="2.885cm" svg:x="1.457cm" svg:y="6.9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08" draw:style-name="gr3" svg:width="1.535cm" svg:height="0.953cm" svg:x="2.357cm" svg:y="9.867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07" draw:style-name="gr3" svg:width="1.509cm" svg:height="0.874cm" svg:x="2.277cm" svg:y="8.72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06" draw:style-name="gr5" svg:width="1.615cm" svg:height="0.9cm" svg:x="2.277cm" svg:y="7.83cm"><text:p>表2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105" draw:style-name="gr5" svg:width="1.456cm" svg:height="0.662cm" svg:x="2.277cm" svg:y="7.168cm"><text:p>表 <text:s/>1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rect text:anchor-type="paragraph" draw:z-index="104" draw:style-name="gr2" draw:text-style-name="P3" svg:width="2.329cm" svg:height="4.022cm" svg:x="1.96cm" svg:y="7.01cm"><text:p/></draw:rect><draw:custom-shape text:anchor-type="paragraph" draw:z-index="103" draw:style-name="gr5" svg:width="1.853cm" svg:height="1.059cm" svg:x="0.848cm" svg:y="1.189cm"><text:p>新建链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rect text:anchor-type="paragraph" draw:z-index="102" draw:style-name="gr4" draw:text-style-name="P3" svg:width="1.694cm" svg:height="0.662cm" svg:x="2.277cm" svg:y="4.628cm"><text:p text:style-name="P3">DB1</text:p></draw:rect><draw:rect text:anchor-type="paragraph" draw:z-index="101" draw:style-name="gr4" draw:text-style-name="P3" svg:width="1.694cm" svg:height="0.662cm" svg:x="2.33cm" svg:y="3.438cm"><text:p text:style-name="P3">DB1</text:p></draw:rect><draw:rect text:anchor-type="paragraph" draw:z-index="100" draw:style-name="gr4" draw:text-style-name="P3" svg:width="1.694cm" svg:height="0.662cm" svg:x="2.251cm" svg:y="6.137cm"><text:p text:style-name="P3">DB1</text:p></draw:rect><draw:custom-shape text:anchor-type="paragraph" draw:z-index="99" draw:style-name="gr3" svg:width="0.689cm" svg:height="0.821cm" svg:x="1.325cm" svg:y="5.978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98" draw:style-name="gr3" svg:width="0.583cm" svg:height="0.874cm" svg:x="1.298cm" svg:y="4.549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97" draw:style-name="gr3" svg:width="0.583cm" svg:height="0.874cm" svg:x="1.272cm" svg:y="3.306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text:anchor-type="paragraph" draw:z-index="96" draw:style-name="gr2" draw:text-style-name="P3" svg:width="4.075cm" svg:height="8.838cm" svg:x="0.478cm" svg:y="2.962cm"><text:p/></draw:rect><draw:rect text:anchor-type="paragraph" draw:z-index="95" draw:style-name="gr2" draw:text-style-name="P3" svg:width="7.277cm" svg:height="5.875cm" svg:x="4.976cm" svg:y="2.962cm"><text:p/></draw:rect><draw:rect text:anchor-type="paragraph" draw:z-index="94" draw:style-name="gr2" draw:text-style-name="P3" svg:width="16.378cm" svg:height="1.641cm" svg:x="0.266cm" svg:y="0.951cm"><text:p/></draw:rect><draw:rect text:anchor-type="paragraph" draw:z-index="93" draw:style-name="gr2" draw:text-style-name="P3" svg:width="17.278cm" svg:height="11.748cm" svg:x="-0.316cm" svg:y="0.422cm"><text:p/></draw:rect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158" draw:style-name="gr2" draw:text-style-name="P3" svg:width="17.013cm" svg:height="10.637cm" svg:x="-0.051cm" svg:y="0.266cm"><text:p/></draw:rect><text:soft-page-break/></text:p>
      <text:p text:style-name="Standard"><draw:rect text:anchor-type="paragraph" draw:z-index="159" draw:style-name="gr2" draw:text-style-name="P3" svg:width="15.902cm" svg:height="1.826cm" svg:x="0.425cm" svg:y="0.229cm"><text:p/></draw:rect></text:p>
      <text:p text:style-name="Standard"><draw:custom-shape text:anchor-type="paragraph" draw:z-index="160" draw:style-name="gr5" svg:width="1.8cm" svg:height="1.138cm" svg:x="0.848cm" svg:y="0.192cm"><text:p>新建表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g text:anchor-type="paragraph" draw:z-index="161" draw:style-name="gr7"><draw:rect draw:style-name="gr8" draw:text-style-name="P3" svg:width="2.779cm" svg:height="7.383cm" svg:x="0.637cm" svg:y="0.018cm"><text:p/></draw:rect><draw:custom-shape draw:style-name="gr9" svg:width="1.033cm" svg:height="1.033cm" svg:x="0.822cm" svg:y="0.362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draw:style-name="gr10" draw:text-style-name="P3" svg:width="1.35cm" svg:height="0.953cm" svg:x="2.066cm" svg:y="0.468cm"><text:p text:style-name="P3">DB1</text:p></draw:rect></draw:g><draw:rect text:anchor-type="paragraph" draw:z-index="162" draw:style-name="gr2" draw:text-style-name="P3" svg:width="12.595cm" svg:height="7.356cm" svg:x="3.653cm" svg:y="0.071cm"><text:p/></draw:rect><draw:rect text:anchor-type="paragraph" draw:z-index="163" draw:style-name="gr4" draw:text-style-name="P3" svg:width="2.885cm" svg:height="0.795cm" svg:x="3.865cm" svg:y="0.282cm"><text:p text:style-name="P3">表名</text:p></draw:rect></text:p>
      <text:p text:style-name="Standard"/>
      <text:p text:style-name="Standard"/>
      <text:p text:style-name="Standard"><draw:rect text:anchor-type="paragraph" draw:z-index="164" draw:style-name="gr2" draw:text-style-name="P3" svg:width="12.225cm" svg:height="5.478cm" svg:x="3.785cm" svg:y="0.145cm"><text:p/></draw:rect><draw:rect text:anchor-type="paragraph" draw:z-index="166" draw:style-name="gr4" draw:text-style-name="P3" svg:width="3.414cm" svg:height="1.033cm" svg:x="7.675cm" svg:y="0.462cm"><text:p text:style-name="P3">xml</text:p></draw:rect><draw:rect text:anchor-type="paragraph" draw:z-index="167" draw:style-name="gr4" draw:text-style-name="P3" svg:width="2.885cm" svg:height="1.112cm" svg:x="4.023cm" svg:y="0.383cm"><text:p text:style-name="P3">手动录入</text:p></draw:rect></text:p>
      <text:p text:style-name="Standard"><draw:rect text:anchor-type="paragraph" draw:z-index="165" draw:style-name="gr4" draw:text-style-name="P3" svg:width="3.202cm" svg:height="0.98cm" svg:x="11.485cm" svg:y="0.002cm"><text:p text:style-name="P3">json</text:p></draw:rect></text:p>
      <text:p text:style-name="Standard"/>
      <text:p text:style-name="Standard"><draw:rect text:anchor-type="paragraph" draw:z-index="168" draw:style-name="gr2" draw:text-style-name="P3" svg:width="11.669cm" svg:height="3.546cm" svg:x="4.023cm" svg:y="0.325cm"><text:p/></draw:rect></text:p>
      <text:p text:style-name="Standard"><draw:rect text:anchor-type="paragraph" draw:z-index="169" draw:style-name="gr4" draw:text-style-name="P3" svg:width="2.7cm" svg:height="0.874cm" svg:x="4.235cm" svg:y="0.049cm"><text:p text:style-name="P3">添加字段</text:p></draw:rect></text:p>
      <text:p text:style-name="Standard"/>
      <text:p text:style-name="Standard"/>
      <text:p text:style-name="Standard"/>
      <text:p text:style-name="Standard"><draw:rect text:anchor-type="paragraph" draw:z-index="170" draw:style-name="gr4" draw:text-style-name="P3" svg:width="2.329cm" svg:height="1.297cm" svg:x="13.363cm" svg:y="0.139cm"><text:p text:style-name="P3">确定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71" draw:style-name="gr7"><draw:rect draw:style-name="gr8" draw:text-style-name="P3" svg:width="17.41cm" svg:height="11.219cm" svg:x="-0.025cm" svg:y="0.33cm"><text:p/></draw:rect><draw:rect draw:style-name="gr8" draw:text-style-name="P3" svg:width="16.22cm" svg:height="1.747cm" svg:x="0.663cm" svg:y="0.7cm"><text:p/></draw:rect><draw:custom-shape draw:style-name="gr11" svg:width="2.594cm" svg:height="1.271cm" svg:x="1.219cm" svg:y="1.044cm"><text:p>修改表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draw:g><draw:g text:anchor-type="paragraph" draw:z-index="172" draw:style-name="gr7"><draw:rect draw:style-name="gr8" draw:text-style-name="P3" svg:width="2.779cm" svg:height="7.383cm" svg:x="0.919cm" svg:y="3.087cm"><text:p/></draw:rect><draw:custom-shape draw:style-name="gr9" svg:width="1.033cm" svg:height="1.033cm" svg:x="1.104cm" svg:y="3.431cm"><text:p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rect draw:style-name="gr10" draw:text-style-name="P3" svg:width="1.35cm" svg:height="0.953cm" svg:x="2.348cm" svg:y="3.537cm"><text:p text:style-name="P3">DB1</text:p></draw:rect></draw:g><draw:rect text:anchor-type="paragraph" draw:z-index="173" draw:style-name="gr2" draw:text-style-name="P3" svg:width="12.383cm" svg:height="7.621cm" svg:x="4.341cm" svg:y="2.949cm"><text:p/></draw:rect><draw:rect text:anchor-type="paragraph" draw:z-index="174" draw:style-name="gr4" draw:text-style-name="P3" svg:width="3.123cm" svg:height="1.033cm" svg:x="4.764cm" svg:y="3.267cm"><text:p text:style-name="P3">表名</text:p></draw:rect><draw:rect text:anchor-type="paragraph" draw:z-index="175" draw:style-name="gr2" draw:text-style-name="P3" svg:width="11.193cm" svg:height="5.319cm" svg:x="4.791cm" svg:y="4.616cm"><text:p/></draw:rect><draw:rect text:anchor-type="paragraph" draw:z-index="176" draw:style-name="gr4" draw:text-style-name="P3" svg:width="2.25cm" svg:height="1.086cm" svg:x="5.267cm" svg:y="4.96cm"><text:p text:style-name="P3">添加字段</text:p></draw:rect><draw:rect text:anchor-type="paragraph" draw:z-index="177" draw:style-name="gr2" draw:text-style-name="P3" svg:width="10.372cm" svg:height="3.202cm" svg:x="5.32cm" svg:y="6.415cm"><text:p/></draw:rect><draw:rect text:anchor-type="paragraph" draw:z-index="178" draw:style-name="gr4" draw:text-style-name="P3" svg:width="2.303cm" svg:height="0.927cm" svg:x="5.558cm" svg:y="6.68cm"><text:p text:style-name="P3">字段1</text:p></draw:rect><draw:rect text:anchor-type="paragraph" draw:z-index="179" draw:style-name="gr4" draw:text-style-name="P3" svg:width="2.567cm" svg:height="0.953cm" svg:x="8.257cm" svg:y="6.627cm"><text:p text:style-name="P3">字段2</text:p></draw:rect><draw:rect text:anchor-type="paragraph" draw:z-index="180" draw:style-name="gr4" draw:text-style-name="P3" svg:width="0.451cm" svg:height="0.424cm" svg:x="10.241cm" svg:y="6.944cm"><text:p text:style-name="P3">X</text:p></draw:rect><draw:rect text:anchor-type="paragraph" draw:z-index="181" draw:style-name="gr4" draw:text-style-name="P3" svg:width="0.477cm" svg:height="0.424cm" svg:x="7.384cm" svg:y="6.944cm"><text:p text:style-name="P3">X</text:p></draw:rect><draw:rect text:anchor-type="paragraph" draw:z-index="182" draw:style-name="gr4" draw:text-style-name="P3" svg:width="1.721cm" svg:height="1.112cm" svg:x="14.263cm" svg:y="8.823cm"><text:p text:style-name="P3">确定</text:p></draw:rect></text:p>
      <text:p text:style-name="Standard"/>
      <text:p text:style-name="Standard"/>
      <text:p text:style-name="Standard"/>
      <text:p text:style-name="Standard"/>
      <text:p text:style-name="Standard"><draw:rect text:anchor-type="paragraph" draw:z-index="183" draw:style-name="gr2" draw:text-style-name="P3" svg:width="16.775cm" svg:height="10.822cm" svg:x="0.196cm" svg:y="0.346cm"><text:p/></draw:rect><text:soft-page-break/></text:p>
      <text:p text:style-name="Standard"><draw:rect text:anchor-type="paragraph" draw:z-index="184" draw:style-name="gr2" draw:text-style-name="P3" svg:width="15.558cm" svg:height="1.959cm" svg:x="0.725cm" svg:y="0.044cm"><text:p/></draw:rect><draw:custom-shape text:anchor-type="paragraph" draw:z-index="185" draw:style-name="gr5" svg:width="2.435cm" svg:height="1.377cm" svg:x="1.148cm" svg:y="0.282cm"><text:p>DB管理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rect text:anchor-type="paragraph" draw:z-index="186" draw:style-name="gr2" draw:text-style-name="P3" svg:width="15.294cm" svg:height="7.039cm" svg:x="1.016cm" svg:y="0.452cm"><text:p/></draw:rect><draw:rect text:anchor-type="paragraph" draw:z-index="189" draw:style-name="gr2" draw:text-style-name="P3" svg:width="4.763cm" svg:height="7.039cm" svg:x="11.546cm" svg:y="0.452cm"><text:p/></draw:rect><draw:rect text:anchor-type="paragraph" draw:z-index="190" draw:style-name="gr4" draw:text-style-name="P3" svg:width="4.763cm" svg:height="1.033cm" svg:x="11.546cm" svg:y="0.452cm"><text:p text:style-name="P3">DB1的信息</text:p></draw:rect></text:p>
      <text:p text:style-name="Standard"><draw:custom-shape text:anchor-type="paragraph" draw:z-index="187" draw:style-name="gr5" svg:width="1.721cm" svg:height="1.906cm" svg:x="1.519cm" svg:y="0.203cm"><text:p>DB1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88" draw:style-name="gr5" svg:width="1.853cm" svg:height="1.773cm" svg:x="3.953cm" svg:y="0.282cm"><text:p>DB2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Standard"/>
      <text:p text:style-name="Standard"/>
      <text:p text:style-name="Standard"/>
      <text:p text:style-name="Standard"><draw:custom-shape text:anchor-type="paragraph" draw:z-index="191" draw:style-name="gr5" svg:width="1.906cm" svg:height="2.594cm" svg:x="1.598cm" svg:y="0.319cm"><text:p>复制</text:p><text:p>删除</text:p><text:p/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92" draw:style-name="gr5" svg:width="7.594cm" svg:height="6.139cm" svg:x="0.46cm" svg:y="0.36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96" draw:style-name="gr3" svg:width="7.859cm" svg:height="6.298cm" svg:x="9.165cm" svg:y="0.44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><draw:rect text:anchor-type="paragraph" draw:z-index="193" draw:style-name="gr4" draw:text-style-name="P3" svg:width="2.223cm" svg:height="0.98cm" svg:x="0.884cm" svg:y="0.224cm"><text:p text:style-name="P3">复制操作</text:p></draw:rect><draw:rect text:anchor-type="paragraph" draw:z-index="198" draw:style-name="gr4" draw:text-style-name="P3" svg:width="3.678cm" svg:height="1.509cm" svg:x="9.88cm" svg:y="0.409cm"><text:p text:style-name="P3">删除操作</text:p></draw:rect></text:p>
      <text:p text:style-name="Standard"/>
      <text:p text:style-name="Standard"/>
      <text:p text:style-name="Standard"><draw:rect text:anchor-type="paragraph" draw:z-index="194" draw:style-name="gr4" draw:text-style-name="P3" svg:width="3.361cm" svg:height="0.953cm" svg:x="1.281cm" svg:y="0.272cm"><text:p text:style-name="P3">新地址</text:p></draw:rect></text:p>
      <text:p text:style-name="Standard"><draw:rect text:anchor-type="paragraph" draw:z-index="199" draw:style-name="gr4" draw:text-style-name="P3" svg:width="5.478cm" svg:height="1.747cm" svg:x="10.224cm" svg:y="0.393cm"><text:p text:style-name="P3">你确定删除么?</text:p></draw:rect></text:p>
      <text:p text:style-name="Standard"/>
      <text:p text:style-name="Standard"><draw:rect text:anchor-type="paragraph" draw:z-index="195" draw:style-name="gr4" draw:text-style-name="P3" svg:width="3.44cm" svg:height="1.006cm" svg:x="1.228cm" svg:y="0.081cm"><text:p text:style-name="P3">新名称</text:p></draw:rect></text:p>
      <text:p text:style-name="Standard"/>
      <text:p text:style-name="Standard"/>
      <text:p text:style-name="Standard"><draw:rect text:anchor-type="paragraph" draw:z-index="197" draw:style-name="gr4" draw:text-style-name="P3" svg:width="2.17cm" svg:height="1.006cm" svg:x="1.81cm" svg:y="0.473cm"><text:p text:style-name="P3">确定</text:p></draw:rect><draw:rect text:anchor-type="paragraph" draw:z-index="202" draw:style-name="gr4" draw:text-style-name="P3" svg:width="1.985cm" svg:height="1.086cm" svg:x="4.8cm" svg:y="0.34cm"><text:p text:style-name="P3">取消</text:p></draw:rect></text:p>
      <text:p text:style-name="Standard"><draw:rect text:anchor-type="paragraph" draw:z-index="200" draw:style-name="gr4" draw:text-style-name="P3" svg:width="1.853cm" svg:height="0.9cm" svg:x="10.779cm" svg:y="0.171cm"><text:p text:style-name="P3">确定</text:p></draw:rect><draw:rect text:anchor-type="paragraph" draw:z-index="201" draw:style-name="gr4" draw:text-style-name="P3" svg:width="2.144cm" svg:height="0.98cm" svg:x="13.557cm" svg:y="0.171cm"><text:p text:style-name="P3">取消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rect text:anchor-type="paragraph" draw:z-index="203" draw:style-name="gr2" draw:text-style-name="P3" svg:width="15.558cm" svg:height="10.134cm" svg:x="0.452cm" svg:y="0.148cm"><text:p/></draw:rect></text:p>
      <text:p text:style-name="Standard"><draw:rect text:anchor-type="paragraph" draw:z-index="204" draw:style-name="gr2" draw:text-style-name="P3" svg:width="13.389cm" svg:height="1.826cm" svg:x="1.192cm" svg:y="0.058cm"><text:p text:style-name="P3">初期页面</text:p></draw:rect><draw:custom-shape text:anchor-type="paragraph" draw:z-index="206" draw:style-name="gr5" svg:width="2.223cm" svg:height="1.324cm" svg:x="1.669cm" svg:y="0.27cm"><text:p>新建连接</text:p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><draw:rect text:anchor-type="paragraph" draw:z-index="205" draw:style-name="gr2" draw:text-style-name="P3" svg:width="2.911cm" svg:height="6.906cm" svg:x="1.245cm" svg:y="0.254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Devanagari1" svg:font-family="'Lohit Devanagari'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fill-image draw:name="Bitmape_20_1" draw:display-name="Bitmape 1" xlink:href="Pictures/100000000000005E0000005EB758AAC8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zxs </meta:initial-creator>
    <meta:creation-date>2013-01-05T17:22:00</meta:creation-date>
    <dc:date>2013-01-05T21:51:34</dc:date>
    <dc:creator>fzxs </dc:creator>
    <meta:editing-duration>PT4H28M10S</meta:editing-duration>
    <meta:editing-cycles>51</meta:editing-cycles>
    <meta:generator>LibreOffice/3.5$Linux_X86_64 LibreOffice_project/350m1$Build-2</meta:generator>
    <meta:document-statistic meta:table-count="0" meta:image-count="0" meta:object-count="0" meta:page-count="6" meta:paragraph-count="1" meta:word-count="0" meta:character-count="1" meta:non-whitespace-character-count="0"/>
  </office:meta>
</office:document-meta>
</file>